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<text:span text:style-name="T2">https://cryptpad.fr/drive/#/2/drive/view/Ughm9CjQJCwB8BIppdtvj5zy4PyE-8Gxn11x9zaqJLI/</text:span>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7:42Z</meta:creation-date>
    <dc:date>2022-04-23T09:17:42Z</dc:date>
  </office:meta>
</office:document-meta>
</file>